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7a30" officeooo:paragraph-rsid="00017a30"/>
    </style:style>
    <style:style style:name="P2" style:family="paragraph" style:parent-style-name="Standard">
      <style:text-properties fo:font-weight="bold" officeooo:rsid="00017a30" officeooo:paragraph-rsid="00017a30" style:font-weight-asian="bold" style:font-weight-complex="bold"/>
    </style:style>
    <style:style style:name="P3" style:family="paragraph" style:parent-style-name="Standard">
      <style:text-properties fo:font-weight="bold" officeooo:rsid="0013a1d2" officeooo:paragraph-rsid="0013a1d2" style:font-weight-asian="bold" style:font-weight-complex="bold"/>
    </style:style>
    <style:style style:name="P4" style:family="paragraph" style:parent-style-name="Standard">
      <style:text-properties fo:font-weight="bold" officeooo:rsid="003af052" officeooo:paragraph-rsid="003af052" style:font-weight-asian="bold" style:font-weight-complex="bold"/>
    </style:style>
    <style:style style:name="P5" style:family="paragraph" style:parent-style-name="Standard">
      <style:text-properties fo:font-weight="bold" officeooo:rsid="00431370" officeooo:paragraph-rsid="00431370" style:font-weight-asian="bold" style:font-weight-complex="bold"/>
    </style:style>
    <style:style style:name="P6" style:family="paragraph" style:parent-style-name="Standard">
      <style:text-properties officeooo:rsid="0016f411" officeooo:paragraph-rsid="0013a1d2"/>
    </style:style>
    <style:style style:name="P7" style:family="paragraph" style:parent-style-name="Standard">
      <style:text-properties officeooo:rsid="00186081" officeooo:paragraph-rsid="00186081"/>
    </style:style>
    <style:style style:name="P8" style:family="paragraph" style:parent-style-name="Standard">
      <style:text-properties officeooo:rsid="002c6904" officeooo:paragraph-rsid="002c6904"/>
    </style:style>
    <style:style style:name="P9" style:family="paragraph" style:parent-style-name="Standard">
      <style:text-properties officeooo:rsid="0030ed28" officeooo:paragraph-rsid="0030ed28"/>
    </style:style>
    <style:style style:name="P10" style:family="paragraph" style:parent-style-name="Standard">
      <style:text-properties officeooo:rsid="003cbd8d" officeooo:paragraph-rsid="0041c2aa"/>
    </style:style>
    <style:style style:name="P11" style:family="paragraph" style:parent-style-name="Standard">
      <style:text-properties fo:font-style="normal" officeooo:rsid="002f190c" officeooo:paragraph-rsid="002c6904" style:font-style-asian="normal" style:font-style-complex="normal"/>
    </style:style>
    <style:style style:name="P12" style:family="paragraph" style:parent-style-name="Standard">
      <style:text-properties fo:font-style="normal" officeooo:rsid="00358ff6" officeooo:paragraph-rsid="0030ed28" style:font-style-asian="normal" style:font-style-complex="normal"/>
    </style:style>
    <style:style style:name="P13" style:family="paragraph" style:parent-style-name="Standard">
      <style:text-properties fo:font-style="normal" officeooo:rsid="003af052" officeooo:paragraph-rsid="003af052" style:font-style-asian="normal" style:font-style-complex="normal"/>
    </style:style>
    <style:style style:name="P14" style:family="paragraph" style:parent-style-name="Standard">
      <style:text-properties fo:font-style="normal" officeooo:rsid="0041c2aa" officeooo:paragraph-rsid="0041c2aa" style:font-style-asian="normal" style:font-style-complex="normal"/>
    </style:style>
    <style:style style:name="P15" style:family="paragraph" style:parent-style-name="Standard">
      <style:text-properties fo:font-style="normal" officeooo:rsid="00431370" officeooo:paragraph-rsid="00431370" style:font-style-asian="normal" style:font-style-complex="normal"/>
    </style:style>
    <style:style style:name="P16" style:family="paragraph" style:parent-style-name="Standard">
      <style:text-properties fo:font-style="normal" officeooo:rsid="0051095b" officeooo:paragraph-rsid="00537f6c" style:font-style-asian="normal" style:font-style-complex="normal"/>
    </style:style>
    <style:style style:name="P17" style:family="paragraph" style:parent-style-name="Standard">
      <style:text-properties fo:font-style="normal" officeooo:rsid="00537f6c" officeooo:paragraph-rsid="00537f6c" style:font-style-asian="normal" style:font-style-complex="normal"/>
    </style:style>
    <style:style style:name="P18" style:family="paragraph" style:parent-style-name="Standard">
      <style:text-properties fo:font-style="normal" officeooo:rsid="005ba601" officeooo:paragraph-rsid="00870692" style:font-style-asian="normal" style:font-style-complex="normal"/>
    </style:style>
    <style:style style:name="P19" style:family="paragraph" style:parent-style-name="Standard">
      <style:text-properties fo:font-style="normal" officeooo:rsid="005ba601" officeooo:paragraph-rsid="00896d52" style:font-style-asian="normal" style:font-style-complex="normal"/>
    </style:style>
    <style:style style:name="P20" style:family="paragraph" style:parent-style-name="Standard">
      <style:text-properties fo:font-style="normal" officeooo:rsid="005ba601" officeooo:paragraph-rsid="00ab8aae" style:font-style-asian="normal" style:font-style-complex="normal"/>
    </style:style>
    <style:style style:name="P21" style:family="paragraph" style:parent-style-name="Standard">
      <style:text-properties officeooo:rsid="003cbd8d" officeooo:paragraph-rsid="0041c2aa"/>
    </style:style>
    <style:style style:name="P22" style:family="paragraph" style:parent-style-name="Standard">
      <style:text-properties officeooo:rsid="0045def4" officeooo:paragraph-rsid="0045def4"/>
    </style:style>
    <style:style style:name="T1" style:family="text">
      <style:text-properties officeooo:rsid="00035833"/>
    </style:style>
    <style:style style:name="T2" style:family="text">
      <style:text-properties officeooo:rsid="000523d0"/>
    </style:style>
    <style:style style:name="T3" style:family="text">
      <style:text-properties officeooo:rsid="0015da76"/>
    </style:style>
    <style:style style:name="T4" style:family="text">
      <style:text-properties officeooo:rsid="0018f9a5"/>
    </style:style>
    <style:style style:name="T5" style:family="text">
      <style:text-properties officeooo:rsid="001c388e"/>
    </style:style>
    <style:style style:name="T6" style:family="text">
      <style:text-properties officeooo:rsid="0024054e"/>
    </style:style>
    <style:style style:name="T7" style:family="text">
      <style:text-properties officeooo:rsid="002c69bf"/>
    </style:style>
    <style:style style:name="T8" style:family="text">
      <style:text-properties fo:font-style="italic" style:font-style-asian="italic" style:font-style-complex="italic"/>
    </style:style>
    <style:style style:name="T9" style:family="text">
      <style:text-properties fo:font-style="italic" officeooo:rsid="002dc999" style:font-style-asian="italic" style:font-style-complex="italic"/>
    </style:style>
    <style:style style:name="T10" style:family="text">
      <style:text-properties fo:font-style="italic" officeooo:rsid="00528759" style:font-style-asian="italic" style:font-style-complex="italic"/>
    </style:style>
    <style:style style:name="T11" style:family="text">
      <style:text-properties fo:font-style="italic" officeooo:rsid="006115d4" style:font-style-asian="italic" style:font-style-complex="italic"/>
    </style:style>
    <style:style style:name="T12" style:family="text">
      <style:text-properties fo:font-style="italic" officeooo:rsid="006baf92" style:font-style-asian="italic" style:font-style-complex="italic"/>
    </style:style>
    <style:style style:name="T13" style:family="text">
      <style:text-properties fo:font-style="italic" officeooo:rsid="00896d52" style:font-style-asian="italic" style:font-style-complex="italic"/>
    </style:style>
    <style:style style:name="T14" style:family="text">
      <style:text-properties fo:font-style="italic" officeooo:rsid="00c7426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dc999" style:font-style-asian="normal" style:font-style-complex="normal"/>
    </style:style>
    <style:style style:name="T17" style:family="text">
      <style:text-properties fo:font-style="normal" officeooo:rsid="002e8b10" style:font-style-asian="normal" style:font-style-complex="normal"/>
    </style:style>
    <style:style style:name="T18" style:family="text">
      <style:text-properties fo:font-style="normal" officeooo:rsid="002f190c" style:font-style-asian="normal" style:font-style-complex="normal"/>
    </style:style>
    <style:style style:name="T19" style:family="text">
      <style:text-properties fo:font-style="normal" officeooo:rsid="0031929c" style:font-style-asian="normal" style:font-style-complex="normal"/>
    </style:style>
    <style:style style:name="T20" style:family="text">
      <style:text-properties fo:font-style="normal" officeooo:rsid="0031c354" style:font-style-asian="normal" style:font-style-complex="normal"/>
    </style:style>
    <style:style style:name="T21" style:family="text">
      <style:text-properties fo:font-style="normal" officeooo:rsid="00327e45" style:font-style-asian="normal" style:font-style-complex="normal"/>
    </style:style>
    <style:style style:name="T22" style:family="text">
      <style:text-properties fo:font-style="normal" officeooo:rsid="00344d9f" style:font-style-asian="normal" style:font-style-complex="normal"/>
    </style:style>
    <style:style style:name="T23" style:family="text">
      <style:text-properties fo:font-style="normal" officeooo:rsid="00355cc6" style:font-style-asian="normal" style:font-style-complex="normal"/>
    </style:style>
    <style:style style:name="T24" style:family="text">
      <style:text-properties fo:font-style="normal" officeooo:rsid="00358ff6" style:font-style-asian="normal" style:font-style-complex="normal"/>
    </style:style>
    <style:style style:name="T25" style:family="text">
      <style:text-properties fo:font-style="normal" officeooo:rsid="003e239f" style:font-style-asian="normal" style:font-style-complex="normal"/>
    </style:style>
    <style:style style:name="T26" style:family="text">
      <style:text-properties fo:font-style="normal" officeooo:rsid="003e4b67" style:font-style-asian="normal" style:font-style-complex="normal"/>
    </style:style>
    <style:style style:name="T27" style:family="text">
      <style:text-properties fo:font-style="normal" officeooo:rsid="00400f62" style:font-style-asian="normal" style:font-style-complex="normal"/>
    </style:style>
    <style:style style:name="T28" style:family="text">
      <style:text-properties fo:font-style="normal" officeooo:rsid="0041b6b9" style:font-style-asian="normal" style:font-style-complex="normal"/>
    </style:style>
    <style:style style:name="T29" style:family="text">
      <style:text-properties fo:font-style="normal" officeooo:rsid="0041c2aa" style:font-style-asian="normal" style:font-style-complex="normal"/>
    </style:style>
    <style:style style:name="T30" style:family="text">
      <style:text-properties fo:font-style="normal" officeooo:rsid="004778e5" style:font-style-asian="normal" style:font-style-complex="normal"/>
    </style:style>
    <style:style style:name="T31" style:family="text">
      <style:text-properties fo:font-style="normal" officeooo:rsid="00493d82" style:font-style-asian="normal" style:font-style-complex="normal"/>
    </style:style>
    <style:style style:name="T32" style:family="text">
      <style:text-properties fo:font-style="normal" officeooo:rsid="00496a72" style:font-style-asian="normal" style:font-style-complex="normal"/>
    </style:style>
    <style:style style:name="T33" style:family="text">
      <style:text-properties fo:font-style="normal" officeooo:rsid="004a54a9" style:font-style-asian="normal" style:font-style-complex="normal"/>
    </style:style>
    <style:style style:name="T34" style:family="text">
      <style:text-properties fo:font-style="normal" officeooo:rsid="004a604c" style:font-style-asian="normal" style:font-style-complex="normal"/>
    </style:style>
    <style:style style:name="T35" style:family="text">
      <style:text-properties fo:font-style="normal" officeooo:rsid="004a7938" style:font-style-asian="normal" style:font-style-complex="normal"/>
    </style:style>
    <style:style style:name="T36" style:family="text">
      <style:text-properties fo:font-style="normal" officeooo:rsid="004c32ef" style:font-style-asian="normal" style:font-style-complex="normal"/>
    </style:style>
    <style:style style:name="T37" style:family="text">
      <style:text-properties fo:font-style="normal" officeooo:rsid="004d1a6c" style:font-style-asian="normal" style:font-style-complex="normal"/>
    </style:style>
    <style:style style:name="T38" style:family="text">
      <style:text-properties fo:font-style="normal" officeooo:rsid="004d9f92" style:font-style-asian="normal" style:font-style-complex="normal"/>
    </style:style>
    <style:style style:name="T39" style:family="text">
      <style:text-properties fo:font-style="normal" officeooo:rsid="004e8178" style:font-style-asian="normal" style:font-style-complex="normal"/>
    </style:style>
    <style:style style:name="T40" style:family="text">
      <style:text-properties fo:font-style="normal" officeooo:rsid="004eb667" style:font-style-asian="normal" style:font-style-complex="normal"/>
    </style:style>
    <style:style style:name="T41" style:family="text">
      <style:text-properties fo:font-style="normal" officeooo:rsid="004fb54c" style:font-style-asian="normal" style:font-style-complex="normal"/>
    </style:style>
    <style:style style:name="T42" style:family="text">
      <style:text-properties fo:font-style="normal" officeooo:rsid="00c224f7" style:font-style-asian="normal" style:font-style-complex="normal"/>
    </style:style>
    <style:style style:name="T43" style:family="text">
      <style:text-properties fo:font-style="normal" officeooo:rsid="00c47121" style:font-style-asian="normal" style:font-style-complex="normal"/>
    </style:style>
    <style:style style:name="T44" style:family="text">
      <style:text-properties fo:font-style="normal" officeooo:rsid="00c4d01b" style:font-style-asian="normal" style:font-style-complex="normal"/>
    </style:style>
    <style:style style:name="T45" style:family="text">
      <style:text-properties fo:font-style="normal" officeooo:rsid="00c58e40" style:font-style-asian="normal" style:font-style-complex="normal"/>
    </style:style>
    <style:style style:name="T46" style:family="text">
      <style:text-properties fo:font-style="normal" officeooo:rsid="00c7426c" style:font-style-asian="normal" style:font-style-complex="normal"/>
    </style:style>
    <style:style style:name="T47" style:family="text">
      <style:text-properties fo:font-style="normal" officeooo:rsid="00c7b233" style:font-style-asian="normal" style:font-style-complex="normal"/>
    </style:style>
    <style:style style:name="T48" style:family="text">
      <style:text-properties fo:font-style="normal" officeooo:rsid="00c91679" style:font-style-asian="normal" style:font-style-complex="normal"/>
    </style:style>
    <style:style style:name="T49" style:family="text">
      <style:text-properties fo:font-style="normal" officeooo:rsid="00c9200e" style:font-style-asian="normal" style:font-style-complex="normal"/>
    </style:style>
    <style:style style:name="T50" style:family="text">
      <style:text-properties fo:font-style="normal" officeooo:rsid="00cd9f06" style:font-style-asian="normal" style:font-style-complex="normal"/>
    </style:style>
    <style:style style:name="T51" style:family="text">
      <style:text-properties fo:font-style="normal" officeooo:rsid="00cead0c" style:font-style-asian="normal" style:font-style-complex="normal"/>
    </style:style>
    <style:style style:name="T52" style:family="text">
      <style:text-properties fo:font-style="normal" officeooo:rsid="00d027dc" style:font-style-asian="normal" style:font-style-complex="normal"/>
    </style:style>
    <style:style style:name="T53" style:family="text">
      <style:text-properties fo:font-style="normal" officeooo:rsid="00d137d2" style:font-style-asian="normal" style:font-style-complex="normal"/>
    </style:style>
    <style:style style:name="T54" style:family="text">
      <style:text-properties fo:font-style="normal" officeooo:rsid="00d2b80f" style:font-style-asian="normal" style:font-style-complex="normal"/>
    </style:style>
    <style:style style:name="T55" style:family="text">
      <style:text-properties fo:font-style="normal" officeooo:rsid="00d2c091" style:font-style-asian="normal" style:font-style-complex="normal"/>
    </style:style>
    <style:style style:name="T56" style:family="text">
      <style:text-properties fo:font-style="normal" officeooo:rsid="00d44fbc" style:font-style-asian="normal" style:font-style-complex="normal"/>
    </style:style>
    <style:style style:name="T57" style:family="text">
      <style:text-properties fo:font-style="normal" officeooo:rsid="00d463e7" style:font-style-asian="normal" style:font-style-complex="normal"/>
    </style:style>
    <style:style style:name="T58" style:family="text">
      <style:text-properties fo:font-style="normal" officeooo:rsid="00d50b9a" style:font-style-asian="normal" style:font-style-complex="normal"/>
    </style:style>
    <style:style style:name="T59" style:family="text">
      <style:text-properties fo:font-style="normal" officeooo:rsid="00d5a47c" style:font-style-asian="normal" style:font-style-complex="normal"/>
    </style:style>
    <style:style style:name="T60" style:family="text">
      <style:text-properties fo:font-style="normal" officeooo:rsid="00d5db5f" style:font-style-asian="normal" style:font-style-complex="normal"/>
    </style:style>
    <style:style style:name="T61" style:family="text">
      <style:text-properties fo:font-style="normal" officeooo:rsid="00d742c6" style:font-style-asian="normal" style:font-style-complex="normal"/>
    </style:style>
    <style:style style:name="T62" style:family="text">
      <style:text-properties fo:font-style="normal" officeooo:rsid="00d8ac0b" style:font-style-asian="normal" style:font-style-complex="normal"/>
    </style:style>
    <style:style style:name="T63" style:family="text">
      <style:text-properties officeooo:rsid="00528759"/>
    </style:style>
    <style:style style:name="T64" style:family="text">
      <style:text-properties officeooo:rsid="0059d726"/>
    </style:style>
    <style:style style:name="T65" style:family="text">
      <style:text-properties officeooo:rsid="005a0c28"/>
    </style:style>
    <style:style style:name="T66" style:family="text">
      <style:text-properties officeooo:rsid="005aec48"/>
    </style:style>
    <style:style style:name="T67" style:family="text">
      <style:text-properties officeooo:rsid="005c55a2"/>
    </style:style>
    <style:style style:name="T68" style:family="text">
      <style:text-properties officeooo:rsid="006115d4"/>
    </style:style>
    <style:style style:name="T69" style:family="text">
      <style:text-properties officeooo:rsid="006560ff"/>
    </style:style>
    <style:style style:name="T70" style:family="text">
      <style:text-properties officeooo:rsid="0068cdc3"/>
    </style:style>
    <style:style style:name="T71" style:family="text">
      <style:text-properties officeooo:rsid="006baf92"/>
    </style:style>
    <style:style style:name="T72" style:family="text">
      <style:text-properties officeooo:rsid="00752eb0"/>
    </style:style>
    <style:style style:name="T73" style:family="text">
      <style:text-properties officeooo:rsid="00896d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1. </text:span>Introduction</text:p>
      <text:p text:style-name="P1"/>
      <text:p text:style-name="P1">The aim of the project was to set up a distributed system involving interconnected servers (forming a tree), and clients which could connect to them. Clients <text:span text:style-name="T1">would</text:span> log in or register, with the primary goal of broadcasting “activity messages” to each other via the server network. <text:span text:style-name="T2">The project posed many challenges. Perhaps the greatest challenge was debugging beyond unit testing (i.e. integration testing), since sound integration is fundamental to key aspects of distributed systems such as security. For instance, we needed to ensure servers did not accept messages from clients that would otherwise come from servers (i.e. LOCK_ACCEPT). Implementing and debugging the message locking protocol to spec was not trivial either, and required substantial prior thought and planning. We figured out that server connections were state machines of sorts, which helped to model our approach to the problem. Overall we feel as though we have a relatively robust implementation, however further integration testing would certainly be warranted.</text:span></text:p>
      <text:p text:style-name="P1"/>
      <text:p text:style-name="P3"><text:span text:style-name="T3">2. </text:span>Server Failure Model</text:p>
      <text:p text:style-name="P6"/>
      <text:p text:style-name="P7">If a server can be assumed to quit gracefully, we would have an easier time integrating this with the existing system. A graceful quit could involve extending the JSON protocol to include a SERVER_QUIT message, with which a receving server could knowingly terminate the existing connection. Ultimately a SERVER_QUIT message could contain the address/port of <text:span text:style-name="T5">its “parent” server</text:span>, making reconnection to the network trivial. <text:span text:style-name="T6">The main edge case here is if the original server quits. It could potentially designate one of its child servers as the the new “root”, with which the rest of its children would have to connect to.</text:span></text:p>
      <text:p text:style-name="P7"/>
      <text:p text:style-name="P7">If a server can quit without warning, <text:span text:style-name="T4">this complicates things. The TCP/IP protocol has a timeout period which would have to be reached before a remote server could be considered crashed. In this instance we could potentially exploit SERVER_ANNOUNCE data to establish a connection to another server in the network, although because this is broadcasted only periodically there's still a time lapse with which a server may be left “dangling”. Perhaps most reliably, we could have a couple of master servers (at least two for redundancy) which simply maintain the state of the server tree network, which any server can query if it needs to reconnect.</text:span></text:p>
      <text:p text:style-name="P7"/>
      <text:p text:style-name="P8">Up until now we have assumed a fail-stop model. <text:span text:style-name="T7">If we assume that a server may restart at the same address and port number, we could potentially keep polling it by attempting to reconnect continually. However, given that this is a </text:span><text:span text:style-name="T9">may</text:span><text:span text:style-name="T16">, we are probably best off </text:span><text:span text:style-name="T17">connecting to another server in the network as described above, </text:span><text:span text:style-name="T18">at least in the meantime. </text:span><text:span text:style-name="T19">We could continue to check for the reinstatement of the crashed server if maintaining the original tree structure is of importance.</text:span></text:p>
      <text:p text:style-name="P11"/>
      <text:p text:style-name="P9"><text:span text:style-name="T18">A</text:span><text:span text:style-name="T15">n </text:span><text:span text:style-name="T19">overt</text:span><text:span text:style-name="T15"> issue posed by </text:span><text:span text:style-name="T21">potential </text:span><text:span text:style-name="T15">server failure is that our user registration model may be compromised. </text:span><text:span text:style-name="T20">If a server quits, the tree is at least temporarily split into two sections. Hence a LOCK_REQUEST will only propagate within the respective section it is initiated in. </text:span><text:span text:style-name="T22">Therefore in the case of eventual reinstatement of the entire tree, the local storages will potentially be out of sync. </text:span><text:span text:style-name="T23">Ideally, servers should synchronise their states </text:span><text:span text:style-name="T24">in the event of server reinstatement.</text:span></text:p>
      <text:p text:style-name="P12"/>
      <text:p text:style-name="P4"><text:span text:style-name="T24">3. </text:span><text:span text:style-name="T15">Concurrency Issues</text:span></text:p>
      <text:p text:style-name="P13"/>
      <text:p text:style-name="P10"><text:span text:style-name="T15">The protocol we implemented is far from flawless under certain edge cases. </text:span><text:span text:style-name="T29">For instance, if a client attempts to register with a server, the current implementation relies on the server being aware of every other server in the network. This is not guaranteed, given the SERVER_ANNOUNCE delay.</text:span></text:p>
      <text:p text:style-name="P14"/>
      <text:p text:style-name="P10"><text:span text:style-name="T15">Let's consider </text:span><text:span text:style-name="T42">two clients trying to register </text:span><text:span text:style-name="T57">at </text:span><text:span text:style-name="T62">t</text:span><text:span text:style-name="T57">he same time, </text:span><text:span text:style-name="T59">with the same username </text:span><text:span text:style-name="T60">and different secrets</text:span><text:span text:style-name="T25">. </text:span><text:span text:style-name="T42">One</text:span><text:span text:style-name="T26"> connects with a server and sends a registration request. </text:span><text:span text:style-name="T27">The server it is connected to </text:span><text:soft-page-break/><text:span text:style-name="T27">sends out a lock request to eventually propagate to every other server. </text:span><text:span text:style-name="T28">There is a time delay here of course.</text:span><text:span text:style-name="T27"> </text:span><text:span text:style-name="T26">Now, </text:span><text:span text:style-name="T29">at the same time, </text:span><text:span text:style-name="T26">on the “other side” of the tree of servers, </text:span><text:span text:style-name="T42">the other client </text:span><text:span text:style-name="T27">attempts to register </text:span><text:span text:style-name="T43">with the same username</text:span><text:span text:style-name="T27">. </text:span><text:span text:style-name="T44">This server also prop</text:span><text:span text:style-name="T51">a</text:span><text:span text:style-name="T44">gates a lock request. </text:span><text:span text:style-name="T45">In due course the lock request</text:span><text:span text:style-name="T47">s sent </text:span><text:span text:style-name="T45">will </text:span><text:span text:style-name="T48">both </text:span><text:span text:style-name="T45">be denied and both users will receive registration failed commands. </text:span><text:span text:style-name="T46">However, </text:span><text:span text:style-name="T53">until this happens </text:span><text:span text:style-name="T46">there is a short time whereby one client could theoretically </text:span><text:span text:style-name="T14">log in</text:span><text:span text:style-name="T46"> to another server in the network using these new </text:span><text:span text:style-name="T49">registration </text:span><text:span text:style-name="T46">credentials </text:span><text:span text:style-name="T50">(before it has seen a lock denied and removed the user from the local storage)</text:span><text:span text:style-name="T46">. </text:span><text:span text:style-name="T52">A solution to this would be for every server to record “pending users” in their local storage, and not allow any logins for users on that list. Instead, when they </text:span><text:span text:style-name="T55">receive a </text:span><text:span text:style-name="T52">lock accept from every other server </text:span><text:span text:style-name="T56">for a particular pending user</text:span><text:span text:style-name="T52">, </text:span><text:span text:style-name="T56">that user is</text:span><text:span text:style-name="T52"> finally locked in as a full user </text:span><text:span text:style-name="T56">(with login capabilities).</text:span></text:p>
      <text:p text:style-name="P10"><text:span text:style-name="T29"/></text:p>
      <text:p text:style-name="P22"><text:span text:style-name="T29">C</text:span><text:span text:style-name="T15">oncurrency issues may </text:span><text:span text:style-name="T31">be particularly exacerbated</text:span><text:span text:style-name="T15"> </text:span><text:span text:style-name="T30">when we consider the </text:span><text:span text:style-name="T31">different </text:span><text:span text:style-name="T30">types of tree structures that can be theoretically formed. If we consider </text:span><text:span text:style-name="T38">the case of </text:span><text:span text:style-name="T30">a series of servers which form a “line”, </text:span><text:span text:style-name="T34">and</text:span><text:span text:style-name="T31"> a LOCK_REQUEST is instigated from one end, it could take in the region of several seconds, if not minutes </text:span><text:span text:style-name="T39">(</text:span><text:span text:style-name="T31">depending on the </text:span><text:span text:style-name="T32">number of servers </text:span><text:span text:style-name="T36">and latency</text:span><text:span text:style-name="T39">)</text:span><text:span text:style-name="T32"> </text:span><text:span text:style-name="T35">to propagate to every server.</text:span><text:span text:style-name="T32"> This would be unacceptable in most </text:span><text:span text:style-name="T33">applications. </text:span><text:span text:style-name="T37">In a practical scenario, </text:span><text:span text:style-name="T39">we would probably have to balance the tree </text:span><text:span text:style-name="T41">using a similar protocol to that of</text:span><text:span text:style-name="T40"> </text:span><text:span text:style-name="T39">clients </text:span><text:span text:style-name="T41">being</text:span><text:span text:style-name="T39"> load balanced.</text:span></text:p>
      <text:p text:style-name="P14"/>
      <text:p text:style-name="P5"><text:span text:style-name="T29">4. </text:span><text:span text:style-name="T15">Scalability</text:span></text:p>
      <text:p text:style-name="P15"/>
      <text:p text:style-name="P16">If we model the server tree as a graph, we can model a broadcast by counting each edge of the graph once (each edge “equivalent” to a single message sent. <text:span text:style-name="T63">It is known that a tree with </text:span><text:span text:style-name="T10">n</text:span><text:span text:style-name="T63"> nodes will have </text:span><text:span text:style-name="T10">n - 1</text:span><text:span text:style-name="T63"> edges. </text:span><text:span text:style-name="T10">n - 1 </text:span><text:span text:style-name="T63">messages are required for a single broadcast, making a broadcast an O(</text:span><text:span text:style-name="T10">n</text:span><text:span text:style-name="T63">) “message complexity” operation.</text:span></text:p>
      <text:p text:style-name="P16"/>
      <text:p text:style-name="P17">In the present implementation there are <text:span text:style-name="T64">a few</text:span> <text:span text:style-name="T65">cases where</text:span> all servers will broadcast <text:span text:style-name="T68">to </text:span><text:span text:style-name="T11">each other</text:span>. For instance, SERVER_ANNOUNCE every 5 seconds. Given there are <text:span text:style-name="T8">n </text:span>servers, this means there will be <text:span text:style-name="T8">n * (n – 1) </text:span>messages sent throughout the network every 5 seconds (minimum), leading to a quadratic increase in the number of messages as the number of servers increases linearly. Furthermore, if we consider that a lock request propagates to every server, and for each server it reaches, that server propagates either a LOCK_ALLOW or LOCK_DENIED reply broadcast in response. Hence, this is also a quadratic complexity operation <text:span text:style-name="T66">in the number of messages sent.</text:span></text:p>
      <text:p text:style-name="P17"/>
      <text:p text:style-name="P20"><text:span text:style-name="T69">Evidently, q</text:span>uadra<text:span text:style-name="T69">t</text:span>ic “<text:span text:style-name="T70">message </text:span>complexity” is <text:span text:style-name="T67">going to be </text:span>unsustainable for <text:span text:style-name="T72">a growing </text:span>network <text:span text:style-name="T72">of servers</text:span>. <text:span text:style-name="T73">We propose a solution again centered around the notion of utilising specialised servers (i.e. master servers). The idea would be that all client connections initiate via the master server, which maintains the network state. Periodically, servers update the master server with their state, to keep things in sync. This would cost O(</text:span><text:span text:style-name="T13">n</text:span><text:span text:style-name="T73">) messages per time period, where n is the number of servers. When a client wishes to connect to the network, it will first query the master server, which will determine the server with the lowest load. The master server will then authorize it to connect with that particular server, by supplying it with some sort of key. The client can then connect with that server by supplying the key (at which point the key is verified between the server and the master server). The result is that SERVER_ANNOUNCE between all servers is no longer necessary to enable load balancing. </text:span></text:p>
      <text:p text:style-name="P20"/>
      <text:p text:style-name="P20"><text:span text:style-name="T73">A similar system could be employed for user authentication in order to remove the need for lock requests and responses. A separate specialised authentication server could handle user registrations and logins, using a similar key authorisation scheme to allow the client to connect to the relevant server and authenticate itself. Naturally one downside of this approach is that these master servers could potentially bottleneck the entire network if the number of requests they are processing gets very high. They are also a single point of failure in their raw form. However in theory, they could be extended to become abstract “services” which are distributed systems in and of themselves. At this </text:span><text:soft-page-break/><text:span text:style-name="T73">point the scheme evidently becomes much more complex, and is certainly beyond the scope of this report.</text:span></text:p>
      <text:p text:style-name="P19"/>
      <text:p text:style-name="P19"/>
      <text:p text:style-name="P19"/>
      <text:p text:style-name="P19"/>
      <text:p text:style-name="P19"/>
      <text:p text:style-name="P19"/>
      <text:p text:style-name="P19"/>
      <text:p text:style-name="P19"/>
      <text:p text:style-name="P19"/>
      <text:p text:style-name="P19"/>
      <text:p text:style-name="P19"><text:span text:style-name="T71">A first step would be to consider redundancy in the fixed 5-second SERVER_ANNOUNCE protocol. As a server, we are only interested in another SERVER_ANNOUNCE if the state it contains is updated. It makes sense to only send a SERVER_ANNOUNCE when the state of a server actually changes. Given the current protocol, the state of a server according to SERVER_ANNOUNCE is only reliant upon the </text:span><text:span text:style-name="T12">load </text:span><text:span text:style-name="T71">parameter, other than when a server connects initially. So, we propose an updated protocol whereby a newly connecting server is immediately sent a copy of all the current server states according to the server it connects to during initialization. This solves the problem of all servers needing to be aware of one another, and also incidentally prevents some of the concurrency issues outlined above (i.e. a new server not knowing about all other servers until the first SERVER_ANNOUNCE). Then, whenever a server's load changes, a server will broadcast a SERVER_ANNOUNCE to alert the other servers about this change. Therefore, a client connecting or disconnecting to a server will result in a single broadcast throughout the network.</text:span></text:p>
      <text:p text:style-name="P18"/>
      <text:p text:style-name="P18"><text:span text:style-name="T71">For this approach to cost the same as the previous approach, the number of clients connecting or disconnecting in a 5 second period would have to equal, on average, the number of servers in the network. Depending on the behaviour of clients this may or may not be wo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6:26:41.232219553</meta:creation-date>
    <dc:date>2016-04-29T22:36:03.252450096</dc:date>
    <meta:editing-duration>PT5H29M4S</meta:editing-duration>
    <meta:editing-cycles>227</meta:editing-cycles>
    <meta:generator>LibreOffice/5.0.2.2$Linux_X86_64 LibreOffice_project/00m0$Build-2</meta:generator>
    <meta:document-statistic meta:table-count="0" meta:image-count="0" meta:object-count="0" meta:page-count="3" meta:paragraph-count="18" meta:word-count="1575" meta:character-count="9557" meta:non-whitespace-character-count="7998"/>
  </office:meta>
</office:document-meta>
</file>